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text:style-name="WW_CharLFO3LV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text:style-name="WW_CharLFO3LV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text:style-name="WW_CharLFO3LV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text:style-name="WW_CharLFO3LV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text:style-name="WW_CharLFO3LV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text:style-name="WW_CharLFO3LV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text:style-name="WW_CharLFO3LV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text:style-name="WW_CharLFO3LV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T18" style:parent-style-name="Standardnípísmoodstavce" style:family="text">
      <style:text-properties style:font-size-complex="11.5pt"/>
    </style:style>
    <style:style style:name="P19" style:parent-style-name="Normální" style:family="paragraph">
      <style:paragraph-properties fo:text-align="justify"/>
    </style:style>
    <style:style style:name="T20" style:parent-style-name="Standardnípísmoodstavce" style:family="text">
      <style:text-properties style:font-size-complex="11.5pt"/>
    </style:style>
    <style:style style:name="T21" style:parent-style-name="Standardnípísmoodstavce" style:family="text">
      <style:text-properties style:font-size-complex="11.5pt"/>
    </style:style>
    <style:style style:name="P22" style:parent-style-name="Normální" style:family="paragraph">
      <style:paragraph-properties fo:text-align="justify"/>
    </style:style>
    <style:style style:name="T23" style:parent-style-name="Standardnípísmoodstavce" style:family="text">
      <style:text-properties style:font-size-complex="11.5pt"/>
    </style:style>
    <style:style style:name="T24" style:parent-style-name="Standardnípísmoodstavce" style:family="text">
      <style:text-properties style:font-size-complex="11.5pt"/>
    </style:style>
    <style:style style:name="T25" style:parent-style-name="Standardnípísmoodstavce" style:family="text">
      <style:text-properties fo:color="#000000"/>
    </style:style>
    <style:style style:name="T26" style:parent-style-name="Standardnípísmoodstavce" style:family="text">
      <style:text-properties fo:color="#000000"/>
    </style:style>
    <style:style style:name="T27" style:parent-style-name="Standardnípísmoodstavce" style:family="text">
      <style:text-properties fo:color="#000000"/>
    </style:style>
    <style:style style:name="P28" style:parent-style-name="Základnítext" style:family="paragraph"/>
    <style:style style:name="T29" style:parent-style-name="Standardnípísmoodstavce" style:family="text">
      <style:text-properties style:text-underline-type="single" style:text-underline-style="solid" style:text-underline-width="auto" style:text-underline-mode="continuous"/>
    </style:style>
    <style:style style:name="P30" style:parent-style-name="Základnítext" style:family="paragraph"/>
    <style:style style:name="T31" style:parent-style-name="Standardnípísmoodstavce" style:family="text">
      <style:text-properties style:text-underline-type="single" style:text-underline-style="solid" style:text-underline-width="auto" style:text-underline-mode="continuous"/>
    </style:style>
    <style:style style:name="P32" style:parent-style-name="Základnítext" style:family="paragraph"/>
    <style:style style:name="T33" style:parent-style-name="Standardnípísmoodstavce" style:family="text">
      <style:text-properties style:text-underline-type="single" style:text-underline-style="solid" style:text-underline-width="auto" style:text-underline-mode="continuous"/>
    </style:style>
    <style:style style:name="T34" style:parent-style-name="Standardnípísmoodstavce" style:family="text">
      <style:text-properties fo:font-style="italic" style:font-style-asian="italic"/>
    </style:style>
    <style:style style:name="T35" style:parent-style-name="Standardnípísmoodstavce" style:family="text">
      <style:text-properties fo:font-style="italic" style:font-style-asian="italic"/>
    </style:style>
    <style:style style:name="T36" style:parent-style-name="Standardnípísmoodstavce" style:family="text">
      <style:text-properties fo:font-style="italic" style:font-style-asian="italic"/>
    </style:style>
    <style:style style:name="T37" style:parent-style-name="Standardnípísmoodstavce" style:family="text">
      <style:text-properties fo:font-style="italic" style:font-style-asian="italic"/>
    </style:style>
    <style:style style:name="T38" style:parent-style-name="Standardnípísmoodstavce" style:family="text">
      <style:text-properties fo:font-style="italic" style:font-style-asian="italic"/>
    </style:style>
    <style:style style:name="T39" style:parent-style-name="Standardnípísmoodstavce" style:family="text">
      <style:text-properties fo:font-weight="bold" style:font-weight-asian="bold"/>
    </style:style>
    <style:style style:name="T40" style:parent-style-name="Standardnípísmoodstavce" style:family="text">
      <style:text-properties fo:font-weight="bold" style:font-weight-asian="bold"/>
    </style:style>
    <style:style style:name="T41" style:parent-style-name="Standardnípísmoodstavce" style:family="text">
      <style:text-properties fo:font-weight="bold" style:font-weight-asian="bold"/>
    </style:style>
    <style:style style:name="T42" style:parent-style-name="Standardnípísmoodstavce" style:family="text">
      <style:text-properties fo:font-weight="bold" style:font-weight-asian="bold"/>
    </style:style>
    <style:style style:name="T43" style:parent-style-name="Standardnípísmoodstavce" style:family="text">
      <style:text-properties fo:font-weight="bold" style:font-weight-asian="bold"/>
    </style:style>
    <style:style style:name="T44" style:parent-style-name="Standardnípísmoodstavce" style:family="text">
      <style:text-properties fo:font-weight="bold" style:font-weight-asian="bold"/>
    </style:style>
    <style:style style:name="P45" style:parent-style-name="podpis" style:family="paragraph">
      <style:paragraph-properties fo:text-align="start" fo:margin-left="0in">
        <style:tab-stops/>
      </style:paragraph-properties>
    </style:style>
    <style:style style:name="P46" style:parent-style-name="Základnítext" style:family="paragraph">
      <style:paragraph-properties fo:margin-top="0in" fo:margin-bottom="0in" fo:line-height="100%"/>
      <style:text-properties fo:font-weight="bold" style:font-weight-asian="bold" fo:color="#008576" fo:font-size="12pt" style:font-size-asian="12pt" style:font-size-complex="13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00/2021<text:bookmark-end text:name="Text14"/></text:p>
            <text:p text:style-name="Normální">KVOP-51910/2021<text:bookmark-end text:name="Text2"/></text:p>
            <text:p text:style-name="Normální"><text:bookmark-start text:name="Text3"/>13. 12. 2021<text:bookmark-end text:name="Text3"/></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bookmark-end text:name="Text7"/>Vážená paní</text:p>
            <text:p text:style-name="Normální">L. S.</text:p>
            <text:p text:style-name="Normální">ředitelka<text:s/></text:p>
            <text:p text:style-name="Normální">A. I. Č. r, z. s.</text:p>
            <text:p text:style-name="Normální"/>
            <text:p text:style-name="Normální"/>
            <text:p text:style-name="Normální"/>
            <text:p text:style-name="P17">ID DS:<text:s/></text:p>
            <text:p text:style-name="Normální"/>
            <text:p text:style-name="Normální"/>
          </table:table-cell>
        </table:table-row>
      </table:table>
      <text:h text:style-name="Nadpis1" text:outline-level="1">Sdělení o poskytnutí informace<text:s/>a rozhodnutí o částečném odmítnutí žádosti</text:h>
      <text:p text:style-name="Základnítext">Vážená paní ředitelko,</text:p>
      <text:p text:style-name="Základnítext">dne 26. listopadu 2021 byla do Kanceláře veřejného ochránce práv doručena žádost<text:s/><text:span text:style-name="T18">A. I. Č. r., z. s.</text:span><text:s/>podle zákona č. 106/1999 Sb., o svobodném přístupu k informacím, ve znění pozdějších předpisů, kterou žádá o poskytnutí Zprávy o případu úmrtí pana S. T.</text:p>
      <text:p text:style-name="Základnítext">Ve smyslu zákona o svobodném přístupu k informacím,<text:s/><text:span text:style-name="Silné">se poskytují níže uvedené informace</text:span>:</text:p>
      <text:p text:style-name="Základnítext"><text:bookmark-start text:name="_Hlk89784343"/>Zpráva o šetření z vlastní iniciativy ve věci zákroku Policie ČR vůči panu S. T., k němuž došlo v Teplicích dne 19. června 2021, sp. zn. 4022/2021/VOP/MK<text:bookmark-end text:name="_Hlk89784343"/>.</text:p>
      <text:p text:style-name="Základnítext"><text:span text:style-name="Silné">Současně</text:span></text:p>
      <text:p text:style-name="Základnítext"><text:span text:style-name="Silné">vydává Kancelář veřejného ochránce práv</text:span><text:s/>jako povinný subjekt dle ustanovení § 2 odst. 1 zákona č. 106/1999 Sb., o svobodném přístupu k informacím, ve znění pozdějších předpisů, a současně jako osoba pověřená v souladu s ustanovením § 25 odst. 2 zákona č. 349/1999 Sb., o veřejném ochránci práv, ve znění pozdějších předpisů, veřejným ochráncem práv k plnění povinností veřejného ochránce práv podle zákona o svobodném přístupu k informacím, v souladu<text:s/>s ustanovením § 15 a ustanovením § 20 odst. 4 písm. a) zákona o svobodném přístupu k informacím, ve spojení s ustanovením § 67 a násl. zákona č. 500/2004 Sb., správní řád, ve znění pozdějších předpisů toto</text:p>
      <text:h text:style-name="Nadpis1" text:outline-level="1">rozhodnutí,</text:h>
      <text:p text:style-name="P19">kterým se<text:s/><text:span text:style-name="Silné">částečně odmítá</text:span><text:s/>žádost<text:s/><text:span text:style-name="T20">A. I.</text:span><text:span text:style-name="T21"><text:s/>Č. r., z. s., se sídlem XX,<text:s/></text:span>ze dne 26. listopadu 2021 podle ustanovení § 8a a § 11 odst. 1 písm. b) zákona o svobodném přístupu k informacím ve spojení s § 20 odst. 2 písm. b) zákona č. 349/1999 Sb., o Veřejném ochránci práv, ve znění pozdějších předpisů,<text:s/>a to v rozsahu osobních údajů – konkrétně jména a příjmení zasahujících policistů a svědků.</text:p>
      <text:p text:style-name="P22"/>
      <text:h text:style-name="Nadpis1" text:outline-level="1">Odůvodnění</text:h>
      <text:p text:style-name="Základnítext">Dne 26. listopadu 2021 se na Kancelář veřejného ochránce práv obrátila<text:s/><text:span text:style-name="T23">A. I. Č. r., z. s.</text:span><text:s/><text:span text:style-name="T24">(dále „žadatelka“)<text:s/></text:span>s žádostí o poskytnutí „Zprávy o případu úmrtí pana S. T.“ a to dle zákona o svobodném přístupu k informacím.</text:p>
      <text:soft-page-break/>
      <text:p text:style-name="Základnítext"><text:span text:style-name="T25">Povinné subjekty mají za podmínek stanovených zákonem povinnost poskytovat informace vztahující se k jejich působnosti, které mají k dispozici. Současně je třeba konstatovat, že podle usta</text:span><text:span text:style-name="T26">novení § 8a odst. 1 zákona o svobodném přístupu k informacím jsou povinné subjekty oprávněny poskytovat informace týkající se osobnosti, projevů osobní povahy, soukromí fyzické osoby a osobní údaje jen v souladu s právními předpisy, upravujícími jejich och</text:span><text:span text:style-name="T27">ranu.</text:span><text:span text:style-name="Značkapozn.podčarou"><text:note text:note-class="footnote" text:id="_ftn0"><text:note-citation>1</text:note-citation><text:note-body><text:p text:style-name="Textpozn.podčarou"><text:s/>Zejména ustanovení § 81 a násl. zákona č. 89/2012 Sb., občanský zákoník, ve znění pozdějších předpisů, Nařízení Evropského parlamentu a Rady (EU) 2016/679 ze dne 27. dubna 2016, o ochraně fyzických osob v souvislosti se zpracováním osobních údajů<text:s/>a o volném pohybu těchto údajů a o zrušení směrnice 95/46/ES (obecné nařízení o ochraně osobních údajů), zákon č. 110/2019 Sb., o zpracování osobních údajů, ve znění pozdějších předpisů a dále článek 10 Listiny základních práv a svobod.</text:p></text:note-body></text:note></text:span></text:p>
      <text:p text:style-name="Základnítext">Požadovaná informace – Zpráva o šetření z vlastní iniciativy ve věci zákroku Policie ČR vůči panu S. T., k němuž došlo v T. dne 19. června 2021, sp. zn. 4022/2021/VOP/MK obsahuje informace, které je legitimní dle § 8 a odst. 1 zákona o svobodném přístupu k informacím odepřít. Jedná se o osobní údaje svědků, kteří byli k události vyslechnuti. K odmítnutí poskytnutí informace o jejich identitě povinný subjekt přistoupil, neboť zveřejnění těchto informací by bylo v rozporu s ochranou jejich osobních údajů. Jde o osoby, které se<text:s/>nijak nepodílely na předmětu šetření zástupkyně veřejného ochránce práv, kterým byl výlučně zákrok příslušníků Policie ČR na místě.<text:s/></text:p>
      <text:p text:style-name="Základnítext">Osobní údaje zasahujících policistů se povinný subjekt rozhodl anonymizovat, neboť jejich zveřejněním by ve své podstatě došlo k naplnění sankčního oprávnění veřejného ochránce práv dle § 20 odst. 2 písm. b) zákona o veřejném ochránci práv, dle kterého ochránce může o svých zjištěních informovat veřejnost včetně sdělení jména a příjmení osob oprávněných jednat jménem úřadu. Krom toho, zpráva o šetření, je podkladem pro další postup ochránce a konečný výsledek šetření tak závisí na reakci dotčeného úřadu na ni (zde Krajského ředitelství policie Ústeckého kraje). Přitom nelze predikovat, zda vůbec k realizaci sankčních oprávnění<text:s/>ochránce v této věci dojde. Zpráva o šetření je tedy svou povahou do jisté míry přípravným podkladem pro konečné rozhodnutí ve věci ve smyslu ustanovení § 11 odst. 1 písm. b) zákona o svobodném přístupu k informacím.<text:s/></text:p>
      <text:p text:style-name="Základnítext">Při řešení konfliktu práva na informace a práva na ochranu osobních údajů povinný subjekt provedl posouzení chráněných veřejných zájmů, tzv. test proporcionality.<text:span text:style-name="Značkapozn.podčarou"><text:note text:note-class="footnote" text:id="_ftn1"><text:note-citation>2</text:note-citation><text:note-body><text:p text:style-name="Textpozn.podčarou"><text:s/>Srov. nález Ústavního soudu ze dne 12. října 1994, sp. zn. Pl. ÚS 4/94, nebo rozsudek Nejvyššího správního soudu ze dne 25. února 2015, č. j. 1 As 113/2012-133. Dostupné na<text:s/><text:a xlink:href="http://www.nalus.usoud.cz" office:target-frame-name="_top" xlink:show="replace"><text:span text:style-name="Hypertextovýodkaz">www.nalus.usoud.cz</text:span></text:a><text:s/>a<text:s/><text:a xlink:href="http://www.nssoud.cz" office:target-frame-name="_top" xlink:show="replace"><text:span text:style-name="Hypertextovýodkaz">www.nssoud.cz</text:span></text:a>.<text:s/></text:p></text:note-body></text:note></text:span><text:s/>Ten spočívá ve třech kritériích:</text:p>
      <text:list text:style-name="LFO3_1" text:continue-numbering="true">
        <text:list-item>
          <text:p text:style-name="P28"><text:span text:style-name="T29">vhodnosti</text:span><text:s/>(nebo také způsobilosti naplnění účelu) – odpověď<text:s/>na otázku, zda omezení základního práva umožňuje dosáhnout sledovaný cíl (ochranu jiného základního práva),</text:p>
        </text:list-item>
        <text:list-item>
          <text:p text:style-name="P30"><text:span text:style-name="T31">potřebnosti</text:span><text:s/>– jedná se o posuzování provedeného opatření s jinými opatřeními umožňujícími dosáhnout stejného cíle, přičemž povoleno je použití pouze<text:s/>nejšetrnějšího prostředku,</text:p>
        </text:list-item>
        <text:list-item>
          <text:p text:style-name="P32"><text:span text:style-name="T33">přiměřenosti</text:span><text:s/>– spočívání v porovnání závažnosti obou v kolizi stojících základních práv, tedy ve zvažování empirických, systémových, kontextových i hodnotových<text:s/><text:soft-page-break/>argumentů. Újma na základním právu přitom nesmí být nepřiměřená ve vztahu k zamýšlenému cíli.</text:p>
        </text:list-item>
      </text:list>
      <text:p text:style-name="Základnítext">Kritérium vhodnosti je v daném případě naplněno. Znečitelnění údajů týkajících se osobních údajů svědků umožňuje dosáhnout ochrany soukromí těchto osob. Znečitelnění osobních údajů zasahujících policistů zabrání tomu, aby zveřejnění informací o zjištěních zástupkyně veřejného ochránce práv bylo považováno za využití sankčního opatření dle § 20 odst. 2 písm. b) zákona o veřejném ochránci práv. <text:s/>Uvedeným způsobem bylo zabráněno, aby se takto znečitelněné informace dostaly do rukou třetí osoby, resp. byly zveřejněny způsobem umožňujícím dálkový přístup (srov. § 5 odst. 3 zákona o svobodném přístupu k informacím<text:span text:style-name="Značkapozn.podčarou"><text:note text:note-class="footnote" text:id="_ftn2"><text:note-citation>3</text:note-citation><text:note-body><text:p text:style-name="Textpozn.podčarou"><text:s/>Podle § 5 odst. 3zákona o svobodném přístupu k informacím platí, že: „<text:span text:style-name="T34">Do 15 dnů od poskytnutí informací na žádost povinný s</text:span><text:span text:style-name="T35">ubjekt tyto informace zveřejní způsobem umožňujícím dálkový přístup.(…)</text:span></text:p></text:note-body></text:note></text:span>). Nelze prakticky ani vyloučit, že by požadované informace zveřejnila samotná žadatelka, neboť zákon o svobodném přístupu k informacím neobsahuje žádný výslovný zákaz, který by bránil<text:s/>zveřejnění získaných informací.<text:span text:style-name="Značkapozn.podčarou"><text:note text:note-class="footnote" text:id="_ftn3"><text:note-citation>4</text:note-citation><text:note-body><text:p text:style-name="Textpozn.podčarou"><text:s/>FUREK, Adam. Další šíření informace získané podle zákona o svobodném přístupu k informacím.<text:s/><text:span text:style-name="T36">Moderní obec</text:span>, č. 5/2018, s. 68. ISSN 1211-0507.</text:p></text:note-body></text:note></text:span><text:s/></text:p>
      <text:p text:style-name="Základnítext">Rovněž i kritérium potřebnosti je naplněno. Zvolený prostředek (anonymizace) nešlo nahradit žádným jiným, do práva na informace žadatele méně zasahujícím způsobem. Provedeným znečitelněním osobních údajů povinný subjekt zasáhl do práva žadatele na informace v omezené míře v souladu s ustanovením § 12 zákona o svobodném přístupu k informacím.<text:span text:style-name="Značkapozn.podčarou"><text:note text:note-class="footnote" text:id="_ftn4"><text:note-citation>5</text:note-citation><text:note-body><text:p text:style-name="Textpozn.podčarou"><text:s/>Dikce ustanovení § 12 zákona o svobodném přístupu k informacím zní: „<text:span text:style-name="T37">Všechna omezení práva na informace provede povinný subjekt tak, že poskytne požadované informace včetně doprovodných informací po vyloučení těch informací, u nichž to stanoví z</text:span><text:span text:style-name="T38">ákon. Právo odepřít informaci trvá pouze po dobu, po kterou trvá důvod odepření. V odůvodněných případech povinný subjekt ověří, zda důvod odepření trvá.“</text:span></text:p></text:note-body></text:note></text:span><text:s/>Jediným alternativním řešením by totiž v této fázi šetření zástupkyně veřejného ochránce práv bylo pouze odmítnutí poskytnutí informace (zprávy o šetření) jako celku, a to do doby vydání závěrečného stanoviska ve věci nebo ukončení šetření.<text:s/></text:p>
      <text:p text:style-name="Základnítext">Podstatou posledního kritéria je objasnění skutečnosti, jak intenzivně částečné neposkytnutí informací (osobních údajů svědků a zasahujících policistů) zasahuje pro práva žadatelky na informace. Právo na poskytování informace je odrazem principu veřejné kontroly fungování státu, event. případného deliktního jednání osob podílejících se na činnosti veřejných subjektů. Zásadně je přitom třeba trvat na zveřejňování informací, které je potřeba podrobit veřejné diskuzi. Činnost šetřeného subjektu (Policie ČR), resp. i samotného povinného subjektu, je nepochybně věcí veřejnou, která podléhá kontrole ze strany občanů, mj. i prostřednictvím zákona o svobodném přístupu k informacím. To ale samo o sobě neznamená, že veškeré informace týkající se činnosti veřejných subjektů mají být veřejně přístupné. Ač se tedy v posuzovaném případě jedná o činnost povinného subjektu, je vždy nutné hodnotit zájem na veřejné kontrole v konkrétním případě, neboť se může dotýkat i soukromých osob. Je proto nutné zkoumat, zda existuje legitimní zájem na tom, aby se osobní údaje těchto osob staly součástí veřejné diskuze. Tento princip prostupuje i judikaturou Ústavního soudu,<text:span text:style-name="Značkapozn.podčarou"><text:note text:note-class="footnote" text:id="_ftn5"><text:note-citation>6</text:note-citation><text:note-body><text:p text:style-name="Textpozn.podčarou"><text:s/>Srov. např. nálezy Ústavního soudu ze dne 5. května 2010, sp. zn. I ÚS 1885/09, a dále ze dne 30. března 2010, sp. zn. Pl. ÚS 2/10. Dostupné na<text:s/><text:a xlink:href="http://www.nalus.usoud.cz" office:target-frame-name="_top" xlink:show="replace"><text:span text:style-name="Hypertextovýodkaz">www.nalus.usoud.cz</text:span></text:a>.<text:s/></text:p></text:note-body></text:note></text:span><text:s/>dle které povinnost<text:s/>povinných subjektů chránit osobní údaje ve vztahu s právem na informace se liší podle toho, jaké osoby se údaje týkají. V právě<text:s/><text:soft-page-break/>posuzované věci však nelze najít žádný zájem na poskytnutí osobních údajů svědků policejního zásahu. Neexistuje totiž legitimní<text:s/>zájem podrobit veřejné diskuzi osobní údaje těchto osob.<text:s/></text:p>
      <text:p text:style-name="Základnítext">V případě odepření osobních údajů zasahujících policistů povinný subjekt přihlédl ke skutečnosti, že zveřejnění těchto údajů by ve své podstatě mohlo být nejen laickou veřejností, ale i šetřenými úřady vnímáno jako (předčasné) naplnění sankčního oprávnění veřejného ochránce práv dle § 20 odst. 2 písm. b) zákona o veřejném ochránci práv a mohlo by negativně ovlivnit výsledek šetření, zejména přijetí opatření k nápravě.<text:s/></text:p>
      <text:p text:style-name="Základnítext">Předpokládaným cílem žadatelky<text:s/>je zájem vykonávat veřejnou kontrolu nad činností povinného subjektu, potažmo policie, jejíž postup byl předmětem šetření zástupkyně veřejného ochránce práv. Povinný subjekt má z toho důvodu za to, že neposkytnutí osobních údajů svědků a zasahujících policistů nedojde k nijak zásadnímu zásahu do práva žadatelky na informace, ve zbytku je požadovaná informace žadatelce poskytnuta.</text:p>
      <text:p text:style-name="Základnítext">S ohledem na shora uvedené dospěl povinný subjekt k závěru, že<text:s/><text:span text:style-name="T39">je třeba upřednostnit právo na ochranu soukromí a osobních údajů d</text:span><text:span text:style-name="T40">otčených osob</text:span><text:s/>podle čl. 10 Listiny základních práv a svobod<text:span text:style-name="Značkapozn.podčarou"><text:note text:note-class="footnote" text:id="_ftn6"><text:note-citation>7</text:note-citation><text:note-body><text:p text:style-name="Textpozn.podčarou"><text:s/>Usnesení předsednictva České národní rady č. 2/1993 Sb., o vyhlášení Listiny základních práv a svobod jako součásti ústavního pořádku České republiky, ve znění pozdějších předpisů (dále jen „Listina“).</text:p></text:note-body></text:note></text:span><text:s/><text:span text:style-name="T41">před právem na informace</text:span><text:s/>podle čl. 17 Listiny. Neexistuje proto veřejný zájem na zveřejnění takových informací. Stejně tak<text:s/><text:span text:style-name="T42">je nezbytné</text:span><text:s/><text:span text:style-name="T43">respektovat zákonem o Veřejném ochránci práv předpokládaný postup při zveřejňování jeho zjištění, tj. že se veře</text:span><text:span text:style-name="T44">jnosti zásadně sdělují jména a příjmení osob oprávněných jednat jménem úřadu až v případě, kdy šetřený úřad nepřijme ochráncem navržená opatření k nápravě, což není tento případ.</text:span><text:s/></text:p>
      <text:p text:style-name="Základnítext">V takto anonymizované podobě je požadovaná informace žadatelce poskytnuta a doručena spolu s tímto rozhodnutím.</text:p>
      <text:h text:style-name="Nadpis1" text:outline-level="1">Poučení</text:h>
      <text:p text:style-name="Základnítext">Proti tomuto rozhodnutí lze podle § 16 zákona o svobodném přístupu k informacím podat ve lhůtě 15 dnů od jeho doručení odvolání k Úřadu pro ochranu osobních údajů prostřednictvím Kanceláře veřejného ochránce práv</text:p>
      <text:p text:style-name="P45"/>
      <text:p text:style-name="podpis">JUDr. Pavel Pořízek, Ph.D. v. r.</text:p>
      <text:p text:style-name="podpis">vedoucí Kanceláře veřejného ochránce práv</text:p>
      <text:p text:style-name="podpis">(dokument je elektronicky podepsán)</text:p>
      <text:p text:style-name="P46">Příloha</text:p>
      <text:p text:style-name="Normální">Zpráva o šetření sp. zn. 4022/2021/VOP/MK - anonymizovaná</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text:style-name="WW_CharLFO3LV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text:style-name="WW_CharLFO3LV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text:style-name="WW_CharLFO3LV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text:style-name="WW_CharLFO3LV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text:style-name="WW_CharLFO3LV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text:style-name="WW_CharLFO3LV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text:style-name="WW_CharLFO3LV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text:style-name="WW_CharLFO3LV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X3VF*</text:span></text:p>
        <text:p text:style-name="P12"><text:span text:style-name="T13">KVOPX00BX3VF</text:span>KVOPX00BX3VF</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12-21T11:07:00Z</meta:creation-date>
    <dc:date>2021-12-21T11:13:00Z</dc:date>
    <meta:print-date>2016-06-27T08:08:00Z</meta:print-date>
    <meta:template xlink:href="KVOP_dopis%20vedoucího" xlink:type="simple"/>
    <meta:editing-cycles>6</meta:editing-cycles>
    <meta:editing-duration>PT360S</meta:editing-duration>
    <meta:user-defined meta:name="ContentTypeId">0x010100D3A71DC738674B4893D02C4CA0E22FAC</meta:user-defined>
    <meta:document-statistic meta:page-count="4" meta:paragraph-count="19" meta:word-count="1404" meta:character-count="9669" meta:row-count="69" meta:non-whitespace-character-count="8284"/>
  </office:meta>
</office:document-meta>
</file>